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f986" officeooo:paragraph-rsid="0014f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пользуемая литература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enia </meta:initial-creator>
    <meta:creation-date>2013-10-19T16:56:40.215609585</meta:creation-date>
    <dc:date>2013-10-19T16:58:25.692035684</dc:date>
    <dc:creator>xenia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24" meta:non-whitespace-character-count="23"/>
    <meta:generator>LibreOffice/4.1.2.3$Linux_x86 LibreOffice_project/410$Build-3</meta:generator>
  </office:meta>
</office:document-meta>
</file>